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ill Sans"/>
    </style:style>
    <style:style style:name="P2" style:family="paragraph" style:parent-style-name="Standard">
      <style:text-properties style:font-name="Gill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Gill Sans" fo:font-size="11pt" style:font-size-asian="11pt" style:font-size-complex="11pt"/>
    </style:style>
    <style:style style:name="P4" style:family="paragraph" style:parent-style-name="Standard">
      <style:text-properties style:font-name="Gill Sans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Gill Sans" fo:font-size="11pt" style:font-size-asian="11pt" style:font-size-complex="11pt"/>
    </style:style>
    <style:style style:name="T3" style:family="text">
      <style:text-properties style:font-name="Gill Sans" fo:font-size="12pt" style:font-size-asian="12pt" style:font-size-complex="12pt"/>
    </style:style>
    <style:style style:name="T4" style:family="text">
      <style:text-properties style:font-name="Gill Sans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7"><text:span text:style-name="T2">Manuel Schmalstieg</text:span></text:span> </text:p>
      <text:p text:style-name="P1"><text:span text:style-name="T1">Sophie</text:span> <text:span text:style-name="T1">Czich</text:span></text:p>
      <text:p text:style-name="P3">Claire Bonnet</text:p>
      <text:p text:style-name="P3">Noémie Pasqual</text:p>
      <text:p text:style-name="P3">Fabio Da Cruz</text:p>
      <text:p text:style-name="P3">Laurent Monnet</text:p>
      <text:p text:style-name="P3">Justine Ludi</text:p>
      <text:p text:style-name="P3">Jessica Friedling</text:p>
      <text:p text:style-name="P3">Aurélien Barrelet</text:p>
      <text:p text:style-name="P3">Lucas Selhane</text:p>
      <text:p text:style-name="P3">Patricio André</text:p>
      <text:p text:style-name="P3">Laura Wohlgehaben</text:p>
      <text:p text:style-name="P3"/>
      <text:p text:style-name="P4">Resumé</text:p>
      <text:p text:style-name="P3">Réalisé par des étudiants de la Haute Ecole d'Art et de Design de Genève, ce livre répertorie plus d'une centaine de fontes libres et open-source à travers le roman d'Auguste De Villiers de L'Isle-Adam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xecutive" fo:font-size="12pt" style:font-name-asian="Executive" style:font-size-asian="12pt" style:font-name-complex="Executive" style:font-size-complex="12pt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rial Unicode MS" style:font-size-asian="12pt" style:font-name-complex="Arial Unicode MS" style:font-size-complex="12pt"/>
    </style:style>
    <style:style style:name="A7" style:family="text" style:parent-style-name="Default">
      <style:text-properties fo:font-size="14pt" style:font-size-asian="14pt" style:font-size-complex="14pt"/>
    </style:style>
    <style:style style:name="Default" style:family="text">
      <style:text-properties fo:color="#000000" style:font-name="Executive" fo:font-size="12pt" style:font-name-asian="Executive" style:font-size-asian="12pt" style:font-name-complex="Executiv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3:21:34</meta:creation-date>
    <dc:date>2013-02-20T15:14:27</dc:date>
    <meta:editing-duration>PT5H15M11S</meta:editing-duration>
    <meta:editing-cycles>70</meta:editing-cycles>
    <meta:generator>OpenOffice.org/3.4$Unix OpenOffice.org_project/340m1$Build-9590</meta:generator>
    <meta:print-date>2013-02-20T11:37:26</meta:print-date>
    <meta:document-statistic meta:table-count="0" meta:image-count="0" meta:object-count="0" meta:page-count="1" meta:paragraph-count="14" meta:word-count="60" meta:character-count="384"/>
  </office:meta>
</office:document-meta>
</file>